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/>
    </style:style>
    <style:style style:name="P2" style:family="paragraph" style:parent-style-name="Standard">
      <style:text-properties style:font-name="Bitstream Vera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Importing library</text:p>
      <text:p text:style-name="P1">import textract as txtrac</text:p>
      <text:p text:style-name="P1">from sklearn.feature_extraction.text import TfidfVectorizer</text:p>
      <text:p text:style-name="P1">import skfuzzy as cfuzzy</text:p>
      <text:p text:style-name="P1">import re</text:p>
      <text:p text:style-name="P1">import numpy as np</text:p>
      <text:p text:style-name="P1">import os, os.path</text:p>
      <text:p text:style-name="P1">import glob</text:p>
      <text:p text:style-name="P1">import os</text:p>
      <text:p text:style-name="P1">import shutil</text:p>
      <text:p text:style-name="P1"/>
      <text:p text:style-name="P1"># Implementing Program on Particular folder</text:p>
      <text:p text:style-name="P1">DIR = '/home/akash/Downloads/'</text:p>
      <text:p text:style-name="P1">filesno=len([name for name in os.listdir(DIR) if os.path.isfile(os.path.join(DIR, name))])</text:p>
      <text:p text:style-name="P1">print "Program Started"</text:p>
      <text:p text:style-name="P1">print('No of File in Directory',filesno)</text:p>
      <text:p text:style-name="P1"/>
      <text:p text:style-name="P1"/>
      <text:p text:style-name="P1"># Importing text data</text:p>
      <text:p text:style-name="P1"/>
      <text:p text:style-name="P1">a1=txtrac.process('/home/akash/Desktop/train data/a1.txt')</text:p>
      <text:p text:style-name="P1">a2=txtrac.process('/home/akash/Desktop/train data/a2.txt')</text:p>
      <text:p text:style-name="P1">a3=txtrac.process('/home/akash/Desktop/train data/a3.txt')</text:p>
      <text:p text:style-name="P1">a4=txtrac.process('/home/akash/Desktop/train data/a4.docx')</text:p>
      <text:p text:style-name="P1">a5=txtrac.process('/home/akash/Desktop/train data/a5.docx')</text:p>
      <text:p text:style-name="P1">a6=txtrac.process('/home/akash/Desktop/train data/a6.txt')</text:p>
      <text:p text:style-name="P1">a7=txtrac.process('/home/akash/Desktop/train data/a7.docx')</text:p>
      <text:p text:style-name="P1">a8=txtrac.process('/home/akash/Desktop/train data/a8.docx')</text:p>
      <text:p text:style-name="P1">a9=txtrac.process('/home/akash/Desktop/train data/a9.docx')</text:p>
      <text:p text:style-name="P1">a10=txtrac.process('/home/akash/Desktop/train data/a10.docx')</text:p>
      <text:p text:style-name="P1">a11=txtrac.process('/home/akash/Desktop/train data/a11.txt')</text:p>
      <text:p text:style-name="P1">a12=txtrac.process('/home/akash/Desktop/train data/a12.txt')</text:p>
      <text:p text:style-name="P1">a13=txtrac.process('/home/akash/Desktop/train data/a13.docx')</text:p>
      <text:p text:style-name="P1">a14=txtrac.process('/home/akash/Desktop/train data/a14.doc')</text:p>
      <text:p text:style-name="P1">a15=txtrac.process('/home/akash/Desktop/train data/a15.txt')</text:p>
      <text:p text:style-name="P1">a16=txtrac.process('/home/akash/Desktop/train data/a16.docx')</text:p>
      <text:p text:style-name="P1">a17=txtrac.process('/home/akash/Desktop/train data/a17.docx')</text:p>
      <text:p text:style-name="P1">a18=txtrac.process('/home/akash/Desktop/train data/a18.txt')</text:p>
      <text:p text:style-name="P1">a19=txtrac.process('/home/akash/Desktop/train data/a19.txt')</text:p>
      <text:p text:style-name="P1">a20=txtrac.process('/home/akash/Desktop/train data/a20.txt')</text:p>
      <text:p text:style-name="P1">a21=txtrac.process('/home/akash/Desktop/train data/a21.txt')</text:p>
      <text:p text:style-name="P1">a22=txtrac.process('/home/akash/Desktop/train data/a22.docx')</text:p>
      <text:p text:style-name="P1">a23=txtrac.process('/home/akash/Desktop/train data/a23.txt')</text:p>
      <text:p text:style-name="P1">a24=txtrac.process('/home/akash/Desktop/train data/a24.txt')</text:p>
      <text:p text:style-name="P1">a25=txtrac.process('/home/akash/Desktop/train data/a25.txt')</text:p>
      <text:p text:style-name="P1">a26=txtrac.process('/home/akash/Desktop/train data/a26.txt')</text:p>
      <text:p text:style-name="P1">a27=txtrac.process('/home/akash/Desktop/train data/a27.txt')</text:p>
      <text:p text:style-name="P1">a28=txtrac.process('/home/akash/Desktop/train data/a28.txt')</text:p>
      <text:p text:style-name="P1">a29=txtrac.process('/home/akash/Desktop/train data/a29.txt')</text:p>
      <text:p text:style-name="P1">a30=txtrac.process('/home/akash/Desktop/train data/a30.txt')</text:p>
      <text:p text:style-name="P1">a31=txtrac.process('/home/akash/Desktop/train data/a31.txt')</text:p>
      <text:p text:style-name="P1"><text:soft-page-break/>a32=txtrac.process('/home/akash/Desktop/train data/a32.txt')</text:p>
      <text:p text:style-name="P1">a33=txtrac.process('/home/akash/Desktop/train data/a33.txt')</text:p>
      <text:p text:style-name="P1">a34=txtrac.process('/home/akash/Desktop/train data/a34.txt')</text:p>
      <text:p text:style-name="P1">a35=txtrac.process('/home/akash/Desktop/train data/a35.txt')</text:p>
      <text:p text:style-name="P1">a36=txtrac.process('/home/akash/Desktop/train data/a36.txt')</text:p>
      <text:p text:style-name="P1">a37=txtrac.process('/home/akash/Desktop/train data/a37.txt')</text:p>
      <text:p text:style-name="P1">a39=txtrac.process('/home/akash/Desktop/train data/a39.txt')</text:p>
      <text:p text:style-name="P1">a40=txtrac.process('/home/akash/Desktop/train data/a40.txt')</text:p>
      <text:p text:style-name="P1">a41=txtrac.process('/home/akash/Desktop/train data/a41.txt')</text:p>
      <text:p text:style-name="P1">a42=txtrac.process('/home/akash/Desktop/train data/a42.txt')</text:p>
      <text:p text:style-name="P1">a43=txtrac.process('/home/akash/Desktop/train data/a43.txt')</text:p>
      <text:p text:style-name="P1">a44=txtrac.process('/home/akash/Desktop/train data/a44.txt')</text:p>
      <text:p text:style-name="P1">a45=txtrac.process('/home/akash/Desktop/train data/a45.txt')</text:p>
      <text:p text:style-name="P1">a46=txtrac.process('/home/akash/Desktop/train data/a46.txt')</text:p>
      <text:p text:style-name="P1">a47=txtrac.process('/home/akash/Desktop/train data/a47.txt')</text:p>
      <text:p text:style-name="P1">a48=txtrac.process('/home/akash/Desktop/train data/a48.txt')</text:p>
      <text:p text:style-name="P1">a49=txtrac.process('/home/akash/Desktop/train data/a49.txt')</text:p>
      <text:p text:style-name="P1">a50=txtrac.process('/home/akash/Desktop/train data/a50.txt')</text:p>
      <text:p text:style-name="P1">a51=txtrac.process('/home/akash/Desktop/train data/a51.txt')</text:p>
      <text:p text:style-name="P1">a52=txtrac.process('/home/akash/Desktop/train data/a52.txt')</text:p>
      <text:p text:style-name="P1"/>
      <text:p text:style-name="P1"/>
      <text:p text:style-name="P1">r1=txtrac.process('/home/akash/Desktop/train data/r1.pdf')</text:p>
      <text:p text:style-name="P1">r2=txtrac.process('/home/akash/Desktop/train data/r2.pdf')</text:p>
      <text:p text:style-name="P1">r3=txtrac.process('/home/akash/Desktop/train data/r3.pdf')</text:p>
      <text:p text:style-name="P1">r4=txtrac.process('/home/akash/Desktop/train data/r4.pdf')</text:p>
      <text:p text:style-name="P1">r41=txtrac.process('/home/akash/Desktop/train data/r41.docx')</text:p>
      <text:p text:style-name="P1">r5=txtrac.process('/home/akash/Desktop/train data/r5.pdf')</text:p>
      <text:p text:style-name="P1">r6=txtrac.process('/home/akash/Desktop/train data/r6.pdf')</text:p>
      <text:p text:style-name="P1">r7=txtrac.process('/home/akash/Desktop/train data/r7.pdf')</text:p>
      <text:p text:style-name="P1">r8=txtrac.process('/home/akash/Desktop/train data/r8.pdf')</text:p>
      <text:p text:style-name="P1">r9=txtrac.process('/home/akash/Desktop/train data/r9.pdf')</text:p>
      <text:p text:style-name="P1">r10=txtrac.process('/home/akash/Desktop/train data/r10.pdf')</text:p>
      <text:p text:style-name="P1">r11=txtrac.process('/home/akash/Desktop/train data/r11.pdf')</text:p>
      <text:p text:style-name="P1">r12=txtrac.process('/home/akash/Desktop/train data/r12.pdf')</text:p>
      <text:p text:style-name="P1">r13=txtrac.process('/home/akash/Desktop/train data/r13.pdf')</text:p>
      <text:p text:style-name="P1">r14=txtrac.process('/home/akash/Desktop/train data/r14.pdf')</text:p>
      <text:p text:style-name="P1">r15=txtrac.process('/home/akash/Desktop/train data/r15.pdf')</text:p>
      <text:p text:style-name="P1">r16=txtrac.process('/home/akash/Desktop/train data/r16.pdf')</text:p>
      <text:p text:style-name="P1">r17=txtrac.process('/home/akash/Desktop/train data/r17.pdf')</text:p>
      <text:p text:style-name="P1">r18=txtrac.process('/home/akash/Desktop/train data/r18.pdf')</text:p>
      <text:p text:style-name="P1">r19=txtrac.process('/home/akash/Desktop/train data/r19.pdf')</text:p>
      <text:p text:style-name="P1">r20=txtrac.process('/home/akash/Desktop/train data/r20.pdf')</text:p>
      <text:p text:style-name="P1">r21=txtrac.process('/home/akash/Desktop/train data/r22.docx')</text:p>
      <text:p text:style-name="P1">r22=txtrac.process('/home/akash/Desktop/train data/r23.docx')</text:p>
      <text:p text:style-name="P1">r23=txtrac.process('/home/akash/Desktop/train data/r24.docx')</text:p>
      <text:p text:style-name="P1">r24=txtrac.process('/home/akash/Desktop/train data/r25.docx')</text:p>
      <text:p text:style-name="P1">r25=txtrac.process('/home/akash/Desktop/train data/r26.docx')</text:p>
      <text:p text:style-name="P1">r26=txtrac.process('/home/akash/Desktop/train data/r27.docx')</text:p>
      <text:p text:style-name="P1">r27=txtrac.process('/home/akash/Desktop/train data/r28.docx')</text:p>
      <text:p text:style-name="P1">r28=txtrac.process('/home/akash/Desktop/train data/r29.docx')</text:p>
      <text:p text:style-name="P1">r29=txtrac.process('/home/akash/Desktop/train data/r30.docx')</text:p>
      <text:p text:style-name="P1"><text:soft-page-break/>r30=txtrac.process('/home/akash/Desktop/train data/r31.docx')</text:p>
      <text:p text:style-name="P1">r31=txtrac.process('/home/akash/Desktop/train data/r32.doc')</text:p>
      <text:p text:style-name="P1">r32=txtrac.process('/home/akash/Desktop/train data/r33.doc')</text:p>
      <text:p text:style-name="P1">r33=txtrac.process('/home/akash/Desktop/train data/r34.docx')</text:p>
      <text:p text:style-name="P1">r34=txtrac.process('/home/akash/Desktop/train data/r35.pdf')</text:p>
      <text:p text:style-name="P1">r35=txtrac.process('/home/akash/Desktop/train data/r36.pdf')</text:p>
      <text:p text:style-name="P1">r36=txtrac.process('/home/akash/Desktop/train data/r37.pdf')</text:p>
      <text:p text:style-name="P1">r37=txtrac.process('/home/akash/Desktop/train data/r38.docx')</text:p>
      <text:p text:style-name="P1">r38=txtrac.process('/home/akash/Desktop/train data/r39.doc')</text:p>
      <text:p text:style-name="P1">r39=txtrac.process('/home/akash/Desktop/train data/r40.doc')</text:p>
      <text:p text:style-name="P1">r40=txtrac.process('/home/akash/Desktop/train data/r41.docx')</text:p>
      <text:p text:style-name="P1"/>
      <text:p text:style-name="P1"/>
      <text:p text:style-name="P1"/>
      <text:p text:style-name="P1">s1=txtrac.process('/home/akash/Desktop/train data/s1.docx')</text:p>
      <text:p text:style-name="P1">s2=txtrac.process('/home/akash/Desktop/train data/s2.docx')</text:p>
      <text:p text:style-name="P1">s3=txtrac.process('/home/akash/Desktop/train data/s3.pdf')</text:p>
      <text:p text:style-name="P1">s4=txtrac.process('/home/akash/Desktop/train data/s4.pdf')</text:p>
      <text:p text:style-name="P1">s5=txtrac.process('/home/akash/Desktop/train data/s5.pdf')</text:p>
      <text:p text:style-name="P1">s6=txtrac.process('/home/akash/Desktop/train data/s6.pdf')</text:p>
      <text:p text:style-name="P1">s7=txtrac.process('/home/akash/Desktop/train data/s7.pdf')</text:p>
      <text:p text:style-name="P1">s8=txtrac.process('/home/akash/Desktop/train data/s8.pdf')</text:p>
      <text:p text:style-name="P1">s9=txtrac.process('/home/akash/Desktop/train data/s9.pdf')</text:p>
      <text:p text:style-name="P1">s10=txtrac.process('/home/akash/Desktop/train data/s10.pdf')</text:p>
      <text:p text:style-name="P1">s11=txtrac.process('/home/akash/Desktop/train data/s11.pdf')</text:p>
      <text:p text:style-name="P1">s12=txtrac.process('/home/akash/Desktop/train data/s12.pdf')</text:p>
      <text:p text:style-name="P1"/>
      <text:p text:style-name="P1">train=a1+"\n jsmlavaid \n"+a2+"\n jsmlavaid \n"+a3+"\n jsmlavaid \n"+a4+"\n jsmlavaid \n"+a5+"\n jsmlavaid \n"+a6+"\n jsmlavaid \n"+a7+"\n jsmlavaid \n"+a8+"\n jsmlavaid \n"+a9+"\n jsmlavaid \n"+a10+"\n jsmlavaid \n"+a11+"\n jsmlavaid \n"+a12+"\n jsmlavaid \n"+a13+"\n jsmlavaid \n"+a14+"\n jsmlavaid \n"+a15+"\n jsmlavaid \n"+a16+"\n jsmlavaid \n"+a17+"\n jsmlavaid \n"+a18+"\n jsmlavaid \n"+a19+"\n jsmlavaid \n"+a20+"\n jsmlavaid \n"+a21+"\n jsmlavaid \n"+a22+"\n jsmlavaid \n"+a23+"\n jsmlavaid \n"+a24+"\n jsmlavaid \n"+a25+"\n jsmlavaid \n"+a26+"\n jsmlavaid \n"+a27+"\n jsmlavaid \n"+a28+"\n jsmlavaid \n"+a29+"\n jsmlavaid \n"+a30+"\n jsmlavaid \n"+a31+"\n jsmlavaid \n"+a32+"\n jsmlavaid \n"+a33+"\n jsmlavaid \n"+a34+"\n jsmlavaid \n"+a35+"\n jsmlavaid \n"+a36+"\n jsmlavaid \n"+a37+"\n jsmlavaid \n"+a39+"\n jsmlavaid \n"+a40+"\n jsmlavaid \n"+a41+"\n jsmlavaid \n"+a42+"\n jsmlavaid \n"+a43+"\n jsmlavaid \n"+a44+"\n jsmlavaid \n"+a45+"\n jsmlavaid \n"+a46+"\n jsmlavaid \n"+a47+"\n jsmlavaid \n"+a48+"\n jsmlavaid \n"+a49+"\n jsmlavaid \n"+a50+"\n jsmlavaid \n"+a51+"\n jsmlavaid \n"+a52+"\n jsmlavaid \n"+r1+"\n jsmlavaid \n"+r2+"\n jsmlavaid \n"+r3+"\n jsmlavaid \n"+r4+"\n jsmlavaid \n"+r5+"\n jsmlavaid \n"+r6+"\n jsmlavaid \n"+r7+"\n jsmlavaid \n"+r8+"\n jsmlavaid \n"+r9+"\n jsmlavaid \n"+r10+"\n jsmlavaid \n"+r11+"\n jsmlavaid \n"+r12+"\n jsmlavaid \n"+r13+"\n jsmlavaid \n"+r14+"\n jsmlavaid \n"+r15+"\n jsmlavaid \n"+r16+"\n jsmlavaid \n"+r17+"\n jsmlavaid \n"+r18+"\n jsmlavaid \n"+r19+"\n jsmlavaid \n"+r20+"\n jsmlavaid \n"+r21+"\n jsmlavaid \n"+r22+"\n jsmlavaid \n"+r23+"\n jsmlavaid \n"+r24+"\n jsmlavaid \n"+r25+"\n jsmlavaid \n"+r26+"\n <text:soft-page-break/>jsmlavaid \n"+r27+"\n jsmlavaid \n"+r28+"\n jsmlavaid \n"+r29+"\n jsmlavaid \n"+r30+"\n jsmlavaid \n"+r31+"\n jsmlavaid \n"+r32+"\n jsmlavaid \n"+r33+"\n jsmlavaid \n"+r34+"\n jsmlavaid \n"+r35+"\n jsmlavaid \n"+r36+"\n jsmlavaid \n"+r37+"\n jsmlavaid \n"+r38+"\n jsmlavaid \n"+r39+"\n jsmlavaid \n"+r40+"\n jsmlavaid \n"+r41+"\n jsmlavaid \n"+s1+"\n jsmlavaid \n"+s2+"\n jsmlavaid \n"+s3+"\n jsmlavaid \n"+s4+"\n jsmlavaid \n"+s5+"\n jsmlavaid \n"+s6+"\n jsmlavaid \n"+s7+"\n jsmlavaid \n"+s8+"\n jsmlavaid \n"+s9+"\n jsmlavaid \n"+s10+"\n jsmlavaid \n"+s11+"\n jsmlavaid \n"+s12+"\n jsmlavaid \n"</text:p>
      <text:p text:style-name="P1"/>
      <text:p text:style-name="P1"/>
      <text:p text:style-name="P1">fdata=re.split(r"jsmlavaid", train)</text:p>
      <text:p text:style-name="P1">print "Program Ready......"</text:p>
      <text:p text:style-name="P1">while (1):</text:p>
      <text:p text:style-name="P1"># Converting Data into vector or rational number</text:p>
      <text:p text:style-name="P1"><text:s text:c="4"/>tfidf = TfidfVectorizer(min_df=1,stop_words='english')</text:p>
      <text:p text:style-name="P1"><text:s text:c="4"/>result=tfidf.fit_transform(fdata)</text:p>
      <text:p text:style-name="P1"><text:s text:c="4"/>rarray=result.toarray()</text:p>
      <text:p text:style-name="P1"><text:s text:c="4"/>rarray=rarray.T</text:p>
      <text:p text:style-name="P1"><text:s text:c="4"/># Train Using Fuzzy CMean</text:p>
      <text:p text:style-name="P1"><text:s text:c="4"/>cfilesno=len([name for name in os.listdir(DIR) if os.path.isfile(os.path.join(DIR, name))])</text:p>
      <text:p text:style-name="P1"><text:s text:c="4"/>if(cfilesno&gt;filesno):</text:p>
      <text:p text:style-name="P1"><text:s text:c="8"/>#seed = input("seed value? ")</text:p>
      <text:p text:style-name="P1"><text:s text:c="8"/>np.random.seed(115)</text:p>
      <text:p text:style-name="P1"><text:s text:c="8"/>cntr, u, u0, _, _, _, _ = cfuzzy.cluster.cmeans(rarray, 3, 1.2, error=0.005, maxiter=1000)</text:p>
      <text:p text:style-name="P1"><text:s text:c="8"/>list_of_files = glob.glob('/home/akash/Downloads/*') # * means all if need specific format then *.csv</text:p>
      <text:p text:style-name="P1"><text:s text:c="8"/>latrain_file = max(list_of_files, key=os.path.getctime)</text:p>
      <text:p text:style-name="P1"><text:s text:c="8"/>print latrain_file</text:p>
      <text:p text:style-name="P1"><text:s text:c="8"/></text:p>
      <text:p text:style-name="P1"><text:s text:c="8"/></text:p>
      <text:p text:style-name="P1"># Importing train data </text:p>
      <text:p text:style-name="P1"><text:s text:c="8"/>print('New File Added',latrain_file) <text:s text:c="7"/></text:p>
      <text:p text:style-name="P1"><text:s text:c="8"/>add=latrain_file</text:p>
      <text:p text:style-name="P1"><text:s text:c="8"/></text:p>
      <text:p text:style-name="P1"><text:s text:c="8"/>train=txtrac.process(add)</text:p>
      <text:p text:style-name="P1"><text:s text:c="8"/></text:p>
      <text:p text:style-name="P1"><text:s text:c="8"/>print("\nFile Belongs To:")</text:p>
      <text:p text:style-name="P1"><text:s text:c="8"/>traindata="\n jsmlavaid \n"</text:p>
      <text:p text:style-name="P1"><text:s text:c="8"/>traindata+=train</text:p>
      <text:p text:style-name="P1"><text:s text:c="8"/>traindata="\n jsmlavaid \n"</text:p>
      <text:p text:style-name="P1"><text:s text:c="8"/>traindata=re.split(r"jsmlavaid", train)</text:p>
      <text:p text:style-name="P1"><text:s text:c="8"/>t = tfidf.transform(traindata)</text:p>
      <text:p text:style-name="P1"><text:s text:c="8"/>trainarray=(t.toarray())</text:p>
      <text:p text:style-name="P1"><text:s text:c="8"/>trainarray=trainarray.T</text:p>
      <text:p text:style-name="P1"/>
      <text:p text:style-name="P1">#Fit train data into trained algo</text:p>
      <text:p text:style-name="P1"><text:s text:c="8"/>u2, u20, _, _, _, _= cfuzzy.cluster.cmeans_predict(trainarray, cntr, 1.2, error=0.005, maxiter=1000)</text:p>
      <text:p text:style-name="P1"/>
      <text:p text:style-name="P1"><text:soft-page-break/>#Finding Belongig-ness of train data wrt trained algo</text:p>
      <text:p text:style-name="P1"><text:s text:c="8"/>r1,r2,r3=0,0,0</text:p>
      <text:p text:style-name="P1"/>
      <text:p text:style-name="P1"><text:s text:c="8"/>for x in range(len(cntr[0])):</text:p>
      <text:p text:style-name="P1"><text:s text:c="12"/>r1=r1+abs(u2[0]-cntr[0][x])</text:p>
      <text:p text:style-name="P1"><text:s text:c="12"/>r2=r2+abs(u2[1]-cntr[1][x])</text:p>
      <text:p text:style-name="P1"><text:s text:c="12"/>r3=r3+abs(u2[2]-cntr[2][x])</text:p>
      <text:p text:style-name="P1"/>
      <text:p text:style-name="P1"><text:s text:c="8"/>c1="other"</text:p>
      <text:p text:style-name="P1"><text:s text:c="8"/>c2="Application"</text:p>
      <text:p text:style-name="P1"><text:s text:c="8"/>c3="Resume"</text:p>
      <text:p text:style-name="P1">#Finding Doc type wether it is Resume, Applicatio or Any Other Document and Difining its Directory.</text:p>
      <text:p text:style-name="P1"><text:s text:c="8"/>if(r1&lt;r2 and r1&lt;r3):</text:p>
      <text:p text:style-name="P1"><text:s text:c="12"/>print(c1)</text:p>
      <text:p text:style-name="P1"><text:s text:c="12"/>destination_der='/home/akash/Videos/other/'</text:p>
      <text:p text:style-name="P1"><text:s text:c="8"/>elif(r2&lt;r1 and r2&lt;r3):</text:p>
      <text:p text:style-name="P1"><text:s text:c="12"/>print(c2)</text:p>
      <text:p text:style-name="P1"><text:s text:c="12"/>destination_der='/home/akash/Videos/application_der/'</text:p>
      <text:p text:style-name="P1"><text:s text:c="8"/>elif(r3&lt;r1 and r3&lt;r2):</text:p>
      <text:p text:style-name="P1"><text:s text:c="12"/>print(c3)</text:p>
      <text:p text:style-name="P1"><text:s text:c="12"/>destination_der='/home/akash/Videos/resume_der/'</text:p>
      <text:p text:style-name="P1"># Moving Data To particular Directory. <text:s text:c="7"/></text:p>
      <text:p text:style-name="P1"><text:s text:c="8"/>file_wd=latrain_file</text:p>
      <text:p text:style-name="P1"><text:s text:c="8"/>source_der='/home/akash/Downloads/'</text:p>
      <text:p text:style-name="P1"><text:s text:c="8"/>file_name= str((file_wd.split(source_der))[-1])</text:p>
      <text:p text:style-name="P1"><text:s text:c="8"/>file_wdd=destination_der+file_name</text:p>
      <text:p text:style-name="P1"><text:s text:c="8"/>print(file_wdd)</text:p>
      <text:p text:style-name="P1"><text:s text:c="8"/>shutil.move(file_wd, file_wdd)</text:p>
      <text:p text:style-name="P1"><text:s text:c="8"/>cfilesno=cfilesno-1</text:p>
      <text:p text:style-name="P1"><text:s text:c="8"/>filesno=cfiles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01:31:48.145826733</meta:creation-date>
    <dc:date>2018-04-29T20:18:18.854174468</dc:date>
    <meta:editing-duration>PT8M18S</meta:editing-duration>
    <meta:editing-cycles>2</meta:editing-cycles>
    <meta:generator>LibreOffice/5.4.6.2$Linux_x86 LibreOffice_project/40m0$Build-2</meta:generator>
    <meta:document-statistic meta:table-count="0" meta:image-count="0" meta:object-count="0" meta:page-count="5" meta:paragraph-count="184" meta:word-count="658" meta:character-count="11328" meta:non-whitespace-character-count="10393"/>
  </office:meta>
</office:document-meta>
</file>